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3cm" svg:stroke-color="#ff8000" draw:marker-start-width="0.729cm" draw:marker-end-width="0.729cm" draw:fill="solid" draw:fill-color="#ffffff" draw:textarea-horizontal-align="justify" draw:textarea-vertical-align="middle" draw:auto-grow-height="false" fo:min-height="4.821cm" fo:min-width="12.826cm" fo:padding-top="0.301cm" fo:padding-bottom="0.301cm" fo:padding-left="0.426cm" fo:padding-right="0.426cm"/>
    </style:style>
    <style:style style:name="gr2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3" style:family="graphic" style:parent-style-name="objectwithoutfill">
      <style:graphic-properties svg:stroke-color="#ff8000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OCR A Extended" fo:font-size="30pt" fo:font-weight="bold" style:font-size-asian="35pt" style:font-weight-asian="bold" style:font-size-complex="35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OCR A Extended" fo:font-size="30pt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715cm" svg:x="1.905cm" svg:y="11.113cm">
          <text:p/>
          <draw:enhanced-geometry svg:viewBox="0 0 21600 21600" draw:path-stretchpoint-x="10800" draw:path-stretchpoint-y="10800" draw:text-areas="?f3 ?f4 ?f5 ?f6" draw:type="round-rectangle" draw:modifiers="4166.750629722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62cm" svg:height="1.588cm" svg:x="0.025cm" svg:y="0.025cm">
          <draw:text-box>
            <text:p><text:span text:style-name="T1">Colección</text:span></text:p>
          </draw:text-box>
        </draw:frame>
        <draw:frame draw:style-name="gr2" draw:text-style-name="P2" draw:layer="layout" svg:width="7.62cm" svg:height="1.588cm" draw:transform="rotate (-3.14159265358979) translate (17.755cm 27.915cm)">
          <draw:text-box>
            <text:p><text:span text:style-name="T1">Colección</text:span></text:p>
          </draw:text-box>
        </draw:frame>
        <draw:line draw:style-name="gr3" draw:text-style-name="P3" draw:layer="layout" svg:x1="2.247cm" svg:y1="11.455cm" svg:x2="15.582cm" svg:y2="11.455cm">
          <text:p/>
        </draw:line>
        <draw:line draw:style-name="gr3" draw:text-style-name="P3" draw:layer="layout" svg:x1="1.93cm" svg:y1="11.772cm" svg:x2="15.582cm" svg:y2="11.772cm">
          <text:p/>
        </draw:line>
        <draw:line draw:style-name="gr3" draw:text-style-name="P3" draw:layer="layout" svg:x1="1.93cm" svg:y1="12.09cm" svg:x2="15.9cm" svg:y2="12.09cm">
          <text:p/>
        </draw:line>
        <draw:line draw:style-name="gr3" draw:text-style-name="P3" draw:layer="layout" svg:x1="1.93cm" svg:y1="12.407cm" svg:x2="15.9cm" svg:y2="12.407cm">
          <text:p/>
        </draw:line>
        <draw:line draw:style-name="gr3" draw:text-style-name="P3" draw:layer="layout" svg:x1="1.93cm" svg:y1="12.725cm" svg:x2="15.9cm" svg:y2="12.725cm">
          <text:p/>
        </draw:line>
        <draw:line draw:style-name="gr3" draw:text-style-name="P3" draw:layer="layout" svg:x1="1.93cm" svg:y1="13.042cm" svg:x2="15.9cm" svg:y2="13.042cm">
          <text:p/>
        </draw:line>
        <draw:line draw:style-name="gr3" draw:text-style-name="P3" draw:layer="layout" svg:x1="1.93cm" svg:y1="13.36cm" svg:x2="15.9cm" svg:y2="13.36cm">
          <text:p/>
        </draw:line>
        <draw:line draw:style-name="gr3" draw:text-style-name="P3" draw:layer="layout" svg:x1="1.93cm" svg:y1="13.677cm" svg:x2="15.9cm" svg:y2="13.677cm">
          <text:p/>
        </draw:line>
        <draw:line draw:style-name="gr3" draw:text-style-name="P3" draw:layer="layout" svg:x1="1.93cm" svg:y1="13.995cm" svg:x2="15.9cm" svg:y2="13.995cm">
          <text:p/>
        </draw:line>
        <draw:line draw:style-name="gr3" draw:text-style-name="P3" draw:layer="layout" svg:x1="1.93cm" svg:y1="14.312cm" svg:x2="15.9cm" svg:y2="14.312cm">
          <text:p/>
        </draw:line>
        <draw:line draw:style-name="gr3" draw:text-style-name="P3" draw:layer="layout" svg:x1="1.93cm" svg:y1="14.63cm" svg:x2="15.9cm" svg:y2="14.63cm">
          <text:p/>
        </draw:line>
        <draw:line draw:style-name="gr3" draw:text-style-name="P3" draw:layer="layout" svg:x1="1.93cm" svg:y1="14.947cm" svg:x2="15.9cm" svg:y2="14.947cm">
          <text:p/>
        </draw:line>
        <draw:line draw:style-name="gr3" draw:text-style-name="P3" draw:layer="layout" svg:x1="1.93cm" svg:y1="15.265cm" svg:x2="15.9cm" svg:y2="15.265cm">
          <text:p/>
        </draw:line>
        <draw:line draw:style-name="gr3" draw:text-style-name="P3" draw:layer="layout" svg:x1="1.93cm" svg:y1="15.582cm" svg:x2="15.9cm" svg:y2="15.582cm">
          <text:p/>
        </draw:line>
        <draw:line draw:style-name="gr3" draw:text-style-name="P3" draw:layer="layout" svg:x1="1.93cm" svg:y1="15.9cm" svg:x2="15.9cm" svg:y2="15.9cm">
          <text:p/>
        </draw:line>
        <draw:line draw:style-name="gr3" draw:text-style-name="P3" draw:layer="layout" svg:x1="1.93cm" svg:y1="16.217cm" svg:x2="15.9cm" svg:y2="16.217cm">
          <text:p/>
        </draw:line>
        <draw:line draw:style-name="gr3" draw:text-style-name="P3" draw:layer="layout" svg:x1="2.247cm" svg:y1="16.535cm" svg:x2="15.582cm" svg:y2="16.535cm">
          <text:p/>
        </draw:line>
        <draw:line draw:style-name="gr3" draw:text-style-name="P3" draw:layer="layout" svg:x1="2.247cm" svg:y1="11.455cm" svg:x2="2.247cm" svg:y2="16.535cm">
          <text:p/>
        </draw:line>
        <draw:line draw:style-name="gr3" draw:text-style-name="P3" draw:layer="layout" svg:x1="2.565cm" svg:y1="11.137cm" svg:x2="2.565cm" svg:y2="16.535cm">
          <text:p/>
        </draw:line>
        <draw:line draw:style-name="gr3" draw:text-style-name="P3" draw:layer="layout" svg:x1="2.882cm" svg:y1="11.137cm" svg:x2="2.882cm" svg:y2="16.852cm">
          <text:p/>
        </draw:line>
        <draw:line draw:style-name="gr3" draw:text-style-name="P3" draw:layer="layout" svg:x1="3.2cm" svg:y1="11.137cm" svg:x2="3.2cm" svg:y2="16.852cm">
          <text:p/>
        </draw:line>
        <draw:line draw:style-name="gr3" draw:text-style-name="P3" draw:layer="layout" svg:x1="3.517cm" svg:y1="11.137cm" svg:x2="3.517cm" svg:y2="16.852cm">
          <text:p/>
        </draw:line>
        <draw:line draw:style-name="gr3" draw:text-style-name="P3" draw:layer="layout" svg:x1="3.835cm" svg:y1="11.137cm" svg:x2="3.835cm" svg:y2="16.852cm">
          <text:p/>
        </draw:line>
        <draw:line draw:style-name="gr3" draw:text-style-name="P3" draw:layer="layout" svg:x1="4.152cm" svg:y1="11.137cm" svg:x2="4.152cm" svg:y2="16.852cm">
          <text:p/>
        </draw:line>
        <draw:line draw:style-name="gr3" draw:text-style-name="P3" draw:layer="layout" svg:x1="4.47cm" svg:y1="11.137cm" svg:x2="4.47cm" svg:y2="16.852cm">
          <text:p/>
        </draw:line>
        <draw:line draw:style-name="gr3" draw:text-style-name="P3" draw:layer="layout" svg:x1="4.787cm" svg:y1="11.137cm" svg:x2="4.787cm" svg:y2="16.852cm">
          <text:p/>
        </draw:line>
        <draw:line draw:style-name="gr3" draw:text-style-name="P3" draw:layer="layout" svg:x1="5.105cm" svg:y1="11.137cm" svg:x2="5.105cm" svg:y2="16.852cm">
          <text:p/>
        </draw:line>
        <draw:line draw:style-name="gr3" draw:text-style-name="P3" draw:layer="layout" svg:x1="5.422cm" svg:y1="11.137cm" svg:x2="5.422cm" svg:y2="16.852cm">
          <text:p/>
        </draw:line>
        <draw:line draw:style-name="gr3" draw:text-style-name="P3" draw:layer="layout" svg:x1="5.74cm" svg:y1="11.137cm" svg:x2="5.74cm" svg:y2="16.852cm">
          <text:p/>
        </draw:line>
        <draw:line draw:style-name="gr3" draw:text-style-name="P3" draw:layer="layout" svg:x1="6.057cm" svg:y1="11.137cm" svg:x2="6.057cm" svg:y2="16.852cm">
          <text:p/>
        </draw:line>
        <draw:line draw:style-name="gr3" draw:text-style-name="P3" draw:layer="layout" svg:x1="6.375cm" svg:y1="11.137cm" svg:x2="6.375cm" svg:y2="16.852cm">
          <text:p/>
        </draw:line>
        <draw:line draw:style-name="gr3" draw:text-style-name="P3" draw:layer="layout" svg:x1="6.692cm" svg:y1="11.137cm" svg:x2="6.692cm" svg:y2="16.852cm">
          <text:p/>
        </draw:line>
        <draw:line draw:style-name="gr3" draw:text-style-name="P3" draw:layer="layout" svg:x1="7.01cm" svg:y1="11.137cm" svg:x2="7.01cm" svg:y2="16.852cm">
          <text:p/>
        </draw:line>
        <draw:line draw:style-name="gr3" draw:text-style-name="P3" draw:layer="layout" svg:x1="7.327cm" svg:y1="11.137cm" svg:x2="7.327cm" svg:y2="16.852cm">
          <text:p/>
        </draw:line>
        <draw:line draw:style-name="gr3" draw:text-style-name="P3" draw:layer="layout" svg:x1="7.645cm" svg:y1="11.137cm" svg:x2="7.645cm" svg:y2="16.852cm">
          <text:p/>
        </draw:line>
        <draw:line draw:style-name="gr3" draw:text-style-name="P3" draw:layer="layout" svg:x1="7.962cm" svg:y1="11.137cm" svg:x2="7.962cm" svg:y2="16.852cm">
          <text:p/>
        </draw:line>
        <draw:line draw:style-name="gr3" draw:text-style-name="P3" draw:layer="layout" svg:x1="8.28cm" svg:y1="11.137cm" svg:x2="8.28cm" svg:y2="16.852cm">
          <text:p/>
        </draw:line>
        <draw:line draw:style-name="gr3" draw:text-style-name="P3" draw:layer="layout" svg:x1="8.597cm" svg:y1="11.137cm" svg:x2="8.597cm" svg:y2="16.852cm">
          <text:p/>
        </draw:line>
        <draw:line draw:style-name="gr3" draw:text-style-name="P3" draw:layer="layout" svg:x1="8.915cm" svg:y1="11.137cm" svg:x2="8.915cm" svg:y2="16.852cm">
          <text:p/>
        </draw:line>
        <draw:line draw:style-name="gr3" draw:text-style-name="P3" draw:layer="layout" svg:x1="9.232cm" svg:y1="11.137cm" svg:x2="9.232cm" svg:y2="16.852cm">
          <text:p/>
        </draw:line>
        <draw:line draw:style-name="gr3" draw:text-style-name="P3" draw:layer="layout" svg:x1="9.55cm" svg:y1="11.137cm" svg:x2="9.55cm" svg:y2="16.852cm">
          <text:p/>
        </draw:line>
        <draw:line draw:style-name="gr3" draw:text-style-name="P3" draw:layer="layout" svg:x1="9.867cm" svg:y1="11.137cm" svg:x2="9.867cm" svg:y2="16.852cm">
          <text:p/>
        </draw:line>
        <draw:line draw:style-name="gr3" draw:text-style-name="P3" draw:layer="layout" svg:x1="10.185cm" svg:y1="11.137cm" svg:x2="10.185cm" svg:y2="16.852cm">
          <text:p/>
        </draw:line>
        <draw:line draw:style-name="gr3" draw:text-style-name="P3" draw:layer="layout" svg:x1="10.502cm" svg:y1="11.137cm" svg:x2="10.502cm" svg:y2="16.852cm">
          <text:p/>
        </draw:line>
        <draw:line draw:style-name="gr3" draw:text-style-name="P3" draw:layer="layout" svg:x1="10.82cm" svg:y1="11.137cm" svg:x2="10.82cm" svg:y2="16.852cm">
          <text:p/>
        </draw:line>
        <draw:line draw:style-name="gr3" draw:text-style-name="P3" draw:layer="layout" svg:x1="11.137cm" svg:y1="11.137cm" svg:x2="11.137cm" svg:y2="16.852cm">
          <text:p/>
        </draw:line>
        <draw:line draw:style-name="gr3" draw:text-style-name="P3" draw:layer="layout" svg:x1="11.455cm" svg:y1="11.137cm" svg:x2="11.455cm" svg:y2="16.852cm">
          <text:p/>
        </draw:line>
        <draw:line draw:style-name="gr3" draw:text-style-name="P3" draw:layer="layout" svg:x1="11.772cm" svg:y1="11.137cm" svg:x2="11.772cm" svg:y2="16.852cm">
          <text:p/>
        </draw:line>
        <draw:line draw:style-name="gr3" draw:text-style-name="P3" draw:layer="layout" svg:x1="12.09cm" svg:y1="11.137cm" svg:x2="12.09cm" svg:y2="16.852cm">
          <text:p/>
        </draw:line>
        <draw:line draw:style-name="gr3" draw:text-style-name="P3" draw:layer="layout" svg:x1="12.407cm" svg:y1="11.137cm" svg:x2="12.407cm" svg:y2="16.852cm">
          <text:p/>
        </draw:line>
        <draw:line draw:style-name="gr3" draw:text-style-name="P3" draw:layer="layout" svg:x1="12.725cm" svg:y1="11.137cm" svg:x2="12.725cm" svg:y2="16.852cm">
          <text:p/>
        </draw:line>
        <draw:line draw:style-name="gr3" draw:text-style-name="P3" draw:layer="layout" svg:x1="13.042cm" svg:y1="11.137cm" svg:x2="13.042cm" svg:y2="16.852cm">
          <text:p/>
        </draw:line>
        <draw:line draw:style-name="gr3" draw:text-style-name="P3" draw:layer="layout" svg:x1="13.36cm" svg:y1="11.137cm" svg:x2="13.36cm" svg:y2="16.852cm">
          <text:p/>
        </draw:line>
        <draw:line draw:style-name="gr3" draw:text-style-name="P3" draw:layer="layout" svg:x1="13.677cm" svg:y1="11.137cm" svg:x2="13.677cm" svg:y2="16.852cm">
          <text:p/>
        </draw:line>
        <draw:line draw:style-name="gr3" draw:text-style-name="P3" draw:layer="layout" svg:x1="13.995cm" svg:y1="11.137cm" svg:x2="13.995cm" svg:y2="16.852cm">
          <text:p/>
        </draw:line>
        <draw:line draw:style-name="gr3" draw:text-style-name="P3" draw:layer="layout" svg:x1="14.312cm" svg:y1="11.137cm" svg:x2="14.312cm" svg:y2="16.852cm">
          <text:p/>
        </draw:line>
        <draw:line draw:style-name="gr3" draw:text-style-name="P3" draw:layer="layout" svg:x1="14.63cm" svg:y1="11.137cm" svg:x2="14.63cm" svg:y2="16.852cm">
          <text:p/>
        </draw:line>
        <draw:line draw:style-name="gr3" draw:text-style-name="P3" draw:layer="layout" svg:x1="14.947cm" svg:y1="11.137cm" svg:x2="14.947cm" svg:y2="16.852cm">
          <text:p/>
        </draw:line>
        <draw:line draw:style-name="gr3" draw:text-style-name="P3" draw:layer="layout" svg:x1="15.265cm" svg:y1="11.137cm" svg:x2="15.265cm" svg:y2="16.852cm">
          <text:p/>
        </draw:line>
        <draw:line draw:style-name="gr3" draw:text-style-name="P3" draw:layer="layout" svg:x1="15.582cm" svg:y1="11.455cm" svg:x2="15.582cm" svg:y2="16.5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CR A Extended" svg:font-family="'OCR A Extended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7.7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3T19:28:26.665000000</meta:creation-date>
    <dc:date>2023-04-11T14:23:35.072000000</dc:date>
    <meta:editing-duration>PT45M35S</meta:editing-duration>
    <meta:editing-cycles>12</meta:editing-cycles>
    <meta:generator>LibreOffice/7.5.0.3$Windows_X86_64 LibreOffice_project/c21113d003cd3efa8c53188764377a8272d9d6de</meta:generator>
    <meta:document-statistic meta:object-count="63"/>
  </office:meta>
</office:document-meta>
</file>